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8.26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0.04in"/>
    </style:style>
    <style:style style:name="TBL_0_0_col_2" style:family="table-column">
      <style:table-column-properties style:column-width="1.45in"/>
    </style:style>
    <style:style style:name="TBL_0_0_col_3" style:family="table-column">
      <style:table-column-properties style:column-width="0.04in"/>
    </style:style>
    <style:style style:name="TBL_0_0_col_4" style:family="table-column">
      <style:table-column-properties style:column-width="0.59in"/>
    </style:style>
    <style:style style:name="TBL_0_0_col_5" style:family="table-column">
      <style:table-column-properties style:column-width="0.79in"/>
    </style:style>
    <style:style style:name="TBL_0_0_col_6" style:family="table-column">
      <style:table-column-properties style:column-width="0.01in"/>
    </style:style>
    <style:style style:name="TBL_0_0_col_7" style:family="table-column">
      <style:table-column-properties style:column-width="1.12in"/>
    </style:style>
    <style:style style:name="TBL_0_0_col_8" style:family="table-column">
      <style:table-column-properties style:column-width="0.25in"/>
    </style:style>
    <style:style style:name="TBL_0_0_col_9" style:family="table-column">
      <style:table-column-properties style:column-width="0.54in"/>
    </style:style>
    <style:style style:name="TBL_0_0_col_10" style:family="table-column">
      <style:table-column-properties style:column-width="0.34in"/>
    </style:style>
    <style:style style:name="TBL_0_0_col_11" style:family="table-column">
      <style:table-column-properties style:column-width="0.29in"/>
    </style:style>
    <style:style style:name="TBL_0_0_col_12" style:family="table-column">
      <style:table-column-properties style:column-width="1.09in"/>
    </style:style>
    <style:style style:name="TBL_0_0_col_13" style:family="table-column">
      <style:table-column-properties style:column-width="0.18in"/>
    </style:style>
    <style:style style:name="TBL_0_0_col_14" style:family="table-column">
      <style:table-column-properties style:column-width="0.09in"/>
    </style:style>
    <style:style style:name="TBL_0_0_col_15" style:family="table-column">
      <style:table-column-properties style:column-width="0.11in"/>
    </style:style>
    <style:style style:name="TBL_0_0_col_16" style:family="table-column">
      <style:table-column-properties style:column-width="0.23in"/>
    </style:style>
    <style:style style:name="TBL_0_0_col_17" style:family="table-column">
      <style:table-column-properties style:column-width="0.01in"/>
    </style:style>
    <style:style style:name="TBL_0_0_col_18" style:family="table-column">
      <style:table-column-properties style:column-width="0.09in"/>
    </style:style>
    <style:style style:name="TBL_0_0_col_19" style:family="table-column">
      <style:table-column-properties style:column-width="0.09in"/>
    </style:style>
    <style:style style:name="TBL_0_0_col_20" style:family="table-column">
      <style:table-column-properties style:column-width="0.27in"/>
    </style:style>
    <style:style style:name="TBL_0_0_col_21" style:family="table-column">
      <style:table-column-properties style:column-width="0.27in"/>
    </style:style>
    <style:style style:name="TBL_0_0_row_0" style:family="table-row">
      <style:table-row-properties style:use-optimal-row-height="false" style:row-height="1.55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06in"/>
    </style:style>
    <style:style style:name="TBL_0_0_44" style:family="table">
      <style:table-properties table:align="left" style:width="1.5in"/>
    </style:style>
    <style:style style:name="TBL_0_0_44_col_0" style:family="table-column">
      <style:table-column-properties style:column-width="1.5in"/>
    </style:style>
    <style:style style:name="TBL_0_0_44_row_0" style:family="table-row">
      <style:table-row-properties style:use-optimal-row-height="false" style:row-height="1.66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center"/>
    </style:style>
    <style:style style:name="P0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0" style:family="text">
      <style:text-properties style:font-name="SansSerif" fo:font-size="16.0pt" style:font-size-asian="16.0pt" style:font-size-complex="16.0pt" fo:font-weight="bold">
</style:text-properties>
    </style:style>
    <style:style style:name="TBL_0_0_45" style:family="table">
      <style:table-properties table:align="left" style:width="5.05in"/>
    </style:style>
    <style:style style:name="TBL_0_0_45_col_0" style:family="table-column">
      <style:table-column-properties style:column-width="0.59in"/>
    </style:style>
    <style:style style:name="TBL_0_0_45_col_1" style:family="table-column">
      <style:table-column-properties style:column-width="0.79in"/>
    </style:style>
    <style:style style:name="TBL_0_0_45_col_2" style:family="table-column">
      <style:table-column-properties style:column-width="1.38in"/>
    </style:style>
    <style:style style:name="TBL_0_0_45_col_3" style:family="table-column">
      <style:table-column-properties style:column-width="0.54in"/>
    </style:style>
    <style:style style:name="TBL_0_0_45_col_4" style:family="table-column">
      <style:table-column-properties style:column-width="0.34in"/>
    </style:style>
    <style:style style:name="TBL_0_0_45_col_5" style:family="table-column">
      <style:table-column-properties style:column-width="0.29in"/>
    </style:style>
    <style:style style:name="TBL_0_0_45_col_6" style:family="table-column">
      <style:table-column-properties style:column-width="1.09in"/>
    </style:style>
    <style:style style:name="TBL_0_0_45_row_0" style:family="table-row">
      <style:table-row-properties style:use-optimal-row-height="false" style:row-height="0.27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start"/>
    </style:style>
    <style:style style:name="P1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1" style:family="text">
      <style:text-properties style:font-name="SansSerif" fo:font-size="10.0pt" style:font-size-asian="10.0pt" style:font-size-complex="10.0pt" fo:font-weight="bold">
</style:text-properties>
    </style:style>
    <style:style style:name="TBL_0_0_45_row_1" style:family="table-row">
      <style:table-row-properties style:use-optimal-row-height="false" style:row-height="0.27in"/>
    </style:style>
    <style:style style:name="C3" style:family="table-cell">
      <style:table-cell-properties fo:wrap-option="wrap" style:shrink-to-fit="false" fo:padding-top="0.0in" fo:padding-left="0.0in" fo:border-bottom="0.013888888888888888in solid #000000" fo:padding-bottom="0.0in" fo:padding-right="0.0in" style:vertical-align="middle"/>
      <style:paragraph-properties fo:text-align="start"/>
    </style:style>
    <style:style style:name="TBL_0_0_45_row_2" style:family="table-row">
      <style:table-row-properties style:use-optimal-row-height="false" style:row-height="0.41in"/>
    </style:style>
    <style:style style:name="TBL_0_0_45_row_3" style:family="table-row">
      <style:table-row-properties style:use-optimal-row-height="false" style:row-height="0.27in"/>
    </style:style>
    <style:style style:name="T2" style:family="text">
      <style:text-properties style:font-name="SansSerif" fo:font-size="10.0pt" style:font-size-asian="10.0pt" style:font-size-complex="10.0pt">
</style:text-properties>
    </style:style>
    <style:style style:name="TBL_0_0_45_row_4" style:family="table-row">
      <style:table-row-properties style:use-optimal-row-height="false" style:row-height="0.27in"/>
    </style:style>
    <style:style style:name="C4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2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BL_0_0_45_row_5" style:family="table-row">
      <style:table-row-properties style:use-optimal-row-height="false" style:row-height="0.27in"/>
    </style:style>
    <style:style style:name="TBL_0_0_46" style:family="table">
      <style:table-properties table:align="left" style:width="0.45in"/>
    </style:style>
    <style:style style:name="TBL_0_0_46_col_0" style:family="table-column">
      <style:table-column-properties style:column-width="0.11in"/>
    </style:style>
    <style:style style:name="TBL_0_0_46_col_1" style:family="table-column">
      <style:table-column-properties style:column-width="0.23in"/>
    </style:style>
    <style:style style:name="TBL_0_0_46_col_2" style:family="table-column">
      <style:table-column-properties style:column-width="0.01in"/>
    </style:style>
    <style:style style:name="TBL_0_0_46_col_3" style:family="table-column">
      <style:table-column-properties style:column-width="0.09in"/>
    </style:style>
    <style:style style:name="TBL_0_0_46_row_0" style:family="table-row">
      <style:table-row-properties style:use-optimal-row-height="false" style:row-height="0.11in"/>
    </style:style>
    <style:style style:name="TBL_0_0_46_row_1" style:family="table-row">
      <style:table-row-properties style:use-optimal-row-height="false" style:row-height="0.16in"/>
    </style:style>
    <style:style style:name="TBL_0_0_46_row_2" style:family="table-row">
      <style:table-row-properties style:use-optimal-row-height="false" style:row-height="0.08in"/>
    </style:style>
    <style:style style:name="TBL_0_0_46_row_3" style:family="table-row">
      <style:table-row-properties style:use-optimal-row-height="false" style:row-height="0.27in"/>
    </style:style>
    <style:style style:name="T3" style:family="text">
      <style:text-properties style:font-name="SansSerif" fo:font-size="12.0pt" style:font-size-asian="12.0pt" style:font-size-complex="12.0pt" fo:font-weight="bold">
</style:text-properties>
    </style:style>
    <style:style style:name="TBL_0_0_46_row_4" style:family="table-row">
      <style:table-row-properties style:use-optimal-row-height="false" style:row-height="0.06in"/>
    </style:style>
    <style:style style:name="TBL_0_0_46_row_5" style:family="table-row">
      <style:table-row-properties style:use-optimal-row-height="false" style:row-height="0.16in"/>
    </style:style>
    <style:style style:name="TBL_0_0_row_2" style:family="table-row">
      <style:table-row-properties style:use-optimal-row-height="false" style:row-height="0.04in"/>
    </style:style>
    <style:style style:name="TBL_0_0_row_3" style:family="table-row">
      <style:table-row-properties style:use-optimal-row-height="false" style:row-height="0.16in"/>
    </style:style>
    <style:style style:name="TBL_0_0_row_4" style:family="table-row">
      <style:table-row-properties style:use-optimal-row-height="false" style:row-height="0.08in"/>
    </style:style>
    <style:style style:name="TBL_0_0_row_5" style:family="table-row">
      <style:table-row-properties style:use-optimal-row-height="false" style:row-height="0.19in"/>
    </style:style>
    <style:style style:name="TBL_0_0_row_6" style:family="table-row">
      <style:table-row-properties style:use-optimal-row-height="false" style:row-height="0.08in"/>
    </style:style>
    <style:style style:name="TBL_0_0_row_7" style:family="table-row">
      <style:table-row-properties style:use-optimal-row-height="false" style:row-height="0.06in"/>
    </style:style>
    <style:style style:name="TBL_0_0_row_8" style:family="table-row">
      <style:table-row-properties style:use-optimal-row-height="false" style:row-height="0.16in"/>
    </style:style>
    <style:style style:name="TBL_0_0_row_9" style:family="table-row">
      <style:table-row-properties style:use-optimal-row-height="false" style:row-height="0.08in"/>
    </style:style>
    <style:style style:name="TBL_0_0_row_10" style:family="table-row">
      <style:table-row-properties style:use-optimal-row-height="false" style:row-height="0.01in"/>
    </style:style>
    <style:style style:name="TBL_0_0_row_11" style:family="table-row">
      <style:table-row-properties style:use-optimal-row-height="false" style:row-height="0.27in"/>
    </style:style>
    <style:style style:name="TBL_0_0_row_12" style:family="table-row">
      <style:table-row-properties style:use-optimal-row-height="false" style:row-height="0.27in"/>
    </style:style>
    <style:style style:name="TBL_0_0_row_13" style:family="table-row">
      <style:table-row-properties style:use-optimal-row-height="false" style:row-height="0.13in"/>
    </style:style>
    <style:style style:name="TBL_0_0_row_14" style:family="table-row">
      <style:table-row-properties style:use-optimal-row-height="false" style:row-height="0.13in"/>
    </style:style>
    <style:style style:name="TBL_0_0_row_15" style:family="table-row">
      <style:table-row-properties style:use-optimal-row-height="false" style:row-height="0.27in"/>
    </style:style>
    <style:style style:name="TBL_0_0_47" style:family="table">
      <style:table-properties table:align="left" style:width="1.5in"/>
    </style:style>
    <style:style style:name="TBL_0_0_47_col_0" style:family="table-column">
      <style:table-column-properties style:column-width="1.5in"/>
    </style:style>
    <style:style style:name="TBL_0_0_47_row_0" style:family="table-row">
      <style:table-row-properties style:use-optimal-row-height="false" style:row-height="0.8in"/>
    </style:style>
    <style:style style:name="G0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BL_0_0_48" style:family="table">
      <style:table-properties table:align="left" style:width="4.76in"/>
    </style:style>
    <style:style style:name="TBL_0_0_48_col_0" style:family="table-column">
      <style:table-column-properties style:column-width="1.12in"/>
    </style:style>
    <style:style style:name="TBL_0_0_48_col_1" style:family="table-column">
      <style:table-column-properties style:column-width="0.79in"/>
    </style:style>
    <style:style style:name="TBL_0_0_48_col_2" style:family="table-column">
      <style:table-column-properties style:column-width="1.73in"/>
    </style:style>
    <style:style style:name="TBL_0_0_48_col_3" style:family="table-column">
      <style:table-column-properties style:column-width="1.11in"/>
    </style:style>
    <style:style style:name="TBL_0_0_48_row_0" style:family="table-row">
      <style:table-row-properties style:use-optimal-row-height="false" style:row-height="0.27in"/>
    </style:style>
    <style:style style:name="TBL_0_0_48_row_1" style:family="table-row">
      <style:table-row-properties style:use-optimal-row-height="false" style:row-height="0.36in"/>
    </style:style>
    <style:style style:name="TBL_0_0_48_row_2" style:family="table-row">
      <style:table-row-properties style:use-optimal-row-height="false" style:row-height="0.27in"/>
    </style:style>
    <style:style style:name="TBL_0_0_row_16" style:family="table-row">
      <style:table-row-properties style:use-optimal-row-height="false" style:row-height="0.09in"/>
    </style:style>
    <style:style style:name="TBL_0_0_row_17" style:family="table-row">
      <style:table-row-properties style:use-optimal-row-height="false" style:row-height="0.26in"/>
    </style:style>
    <style:style style:name="TBL_0_0_row_18" style:family="table-row">
      <style:table-row-properties style:use-optimal-row-height="false" style:row-height="0.01in"/>
    </style:style>
    <style:style style:name="TBL_0_0_row_19" style:family="table-row">
      <style:table-row-properties style:use-optimal-row-height="false" style:row-height="0.15in"/>
    </style:style>
    <style:style style:name="TBL_0_0_row_20" style:family="table-row">
      <style:table-row-properties style:use-optimal-row-height="false" style:row-height="0.11in"/>
    </style:style>
    <style:style style:name="TBL_0_0_row_21" style:family="table-row">
      <style:table-row-properties style:use-optimal-row-height="false" style:row-height="0.38in"/>
    </style:style>
    <style:style style:name="TBL_0_0_row_22" style:family="table-row">
      <style:table-row-properties style:use-optimal-row-height="false" style:row-height="0.06in"/>
    </style:style>
    <style:style style:name="TBL_0_0_49" style:family="table">
      <style:table-properties table:align="left" style:width="1.5in"/>
    </style:style>
    <style:style style:name="TBL_0_0_49_col_0" style:family="table-column">
      <style:table-column-properties style:column-width="1.5in"/>
    </style:style>
    <style:style style:name="TBL_0_0_49_row_0" style:family="table-row">
      <style:table-row-properties style:use-optimal-row-height="false" style:row-height="1.66in"/>
    </style:style>
    <style:style style:name="TBL_0_0_50" style:family="table">
      <style:table-properties table:align="left" style:width="5.05in"/>
    </style:style>
    <style:style style:name="TBL_0_0_50_col_0" style:family="table-column">
      <style:table-column-properties style:column-width="0.59in"/>
    </style:style>
    <style:style style:name="TBL_0_0_50_col_1" style:family="table-column">
      <style:table-column-properties style:column-width="0.79in"/>
    </style:style>
    <style:style style:name="TBL_0_0_50_col_2" style:family="table-column">
      <style:table-column-properties style:column-width="1.38in"/>
    </style:style>
    <style:style style:name="TBL_0_0_50_col_3" style:family="table-column">
      <style:table-column-properties style:column-width="0.54in"/>
    </style:style>
    <style:style style:name="TBL_0_0_50_col_4" style:family="table-column">
      <style:table-column-properties style:column-width="0.34in"/>
    </style:style>
    <style:style style:name="TBL_0_0_50_col_5" style:family="table-column">
      <style:table-column-properties style:column-width="0.29in"/>
    </style:style>
    <style:style style:name="TBL_0_0_50_col_6" style:family="table-column">
      <style:table-column-properties style:column-width="1.09in"/>
    </style:style>
    <style:style style:name="TBL_0_0_50_row_0" style:family="table-row">
      <style:table-row-properties style:use-optimal-row-height="false" style:row-height="0.27in"/>
    </style:style>
    <style:style style:name="TBL_0_0_50_row_1" style:family="table-row">
      <style:table-row-properties style:use-optimal-row-height="false" style:row-height="0.27in"/>
    </style:style>
    <style:style style:name="TBL_0_0_50_row_2" style:family="table-row">
      <style:table-row-properties style:use-optimal-row-height="false" style:row-height="0.41in"/>
    </style:style>
    <style:style style:name="TBL_0_0_50_row_3" style:family="table-row">
      <style:table-row-properties style:use-optimal-row-height="false" style:row-height="0.27in"/>
    </style:style>
    <style:style style:name="TBL_0_0_50_row_4" style:family="table-row">
      <style:table-row-properties style:use-optimal-row-height="false" style:row-height="0.27in"/>
    </style:style>
    <style:style style:name="TBL_0_0_50_row_5" style:family="table-row">
      <style:table-row-properties style:use-optimal-row-height="false" style:row-height="0.27in"/>
    </style:style>
    <style:style style:name="TBL_0_0_51" style:family="table">
      <style:table-properties table:align="left" style:width="0.45in"/>
    </style:style>
    <style:style style:name="TBL_0_0_51_col_0" style:family="table-column">
      <style:table-column-properties style:column-width="0.11in"/>
    </style:style>
    <style:style style:name="TBL_0_0_51_col_1" style:family="table-column">
      <style:table-column-properties style:column-width="0.23in"/>
    </style:style>
    <style:style style:name="TBL_0_0_51_col_2" style:family="table-column">
      <style:table-column-properties style:column-width="0.01in"/>
    </style:style>
    <style:style style:name="TBL_0_0_51_col_3" style:family="table-column">
      <style:table-column-properties style:column-width="0.09in"/>
    </style:style>
    <style:style style:name="TBL_0_0_51_row_0" style:family="table-row">
      <style:table-row-properties style:use-optimal-row-height="false" style:row-height="0.11in"/>
    </style:style>
    <style:style style:name="TBL_0_0_51_row_1" style:family="table-row">
      <style:table-row-properties style:use-optimal-row-height="false" style:row-height="0.16in"/>
    </style:style>
    <style:style style:name="TBL_0_0_51_row_2" style:family="table-row">
      <style:table-row-properties style:use-optimal-row-height="false" style:row-height="0.08in"/>
    </style:style>
    <style:style style:name="TBL_0_0_51_row_3" style:family="table-row">
      <style:table-row-properties style:use-optimal-row-height="false" style:row-height="0.27in"/>
    </style:style>
    <style:style style:name="TBL_0_0_51_row_4" style:family="table-row">
      <style:table-row-properties style:use-optimal-row-height="false" style:row-height="0.06in"/>
    </style:style>
    <style:style style:name="TBL_0_0_51_row_5" style:family="table-row">
      <style:table-row-properties style:use-optimal-row-height="false" style:row-height="0.16in"/>
    </style:style>
    <style:style style:name="TBL_0_0_row_23" style:family="table-row">
      <style:table-row-properties style:use-optimal-row-height="false" style:row-height="0.04in"/>
    </style:style>
    <style:style style:name="TBL_0_0_row_24" style:family="table-row">
      <style:table-row-properties style:use-optimal-row-height="false" style:row-height="0.16in"/>
    </style:style>
    <style:style style:name="TBL_0_0_row_25" style:family="table-row">
      <style:table-row-properties style:use-optimal-row-height="false" style:row-height="0.08in"/>
    </style:style>
    <style:style style:name="TBL_0_0_row_26" style:family="table-row">
      <style:table-row-properties style:use-optimal-row-height="false" style:row-height="0.19in"/>
    </style:style>
    <style:style style:name="TBL_0_0_row_27" style:family="table-row">
      <style:table-row-properties style:use-optimal-row-height="false" style:row-height="0.08in"/>
    </style:style>
    <style:style style:name="TBL_0_0_row_28" style:family="table-row">
      <style:table-row-properties style:use-optimal-row-height="false" style:row-height="0.06in"/>
    </style:style>
    <style:style style:name="TBL_0_0_row_29" style:family="table-row">
      <style:table-row-properties style:use-optimal-row-height="false" style:row-height="0.16in"/>
    </style:style>
    <style:style style:name="TBL_0_0_row_30" style:family="table-row">
      <style:table-row-properties style:use-optimal-row-height="false" style:row-height="0.08in"/>
    </style:style>
    <style:style style:name="TBL_0_0_row_31" style:family="table-row">
      <style:table-row-properties style:use-optimal-row-height="false" style:row-height="0.01in"/>
    </style:style>
    <style:style style:name="TBL_0_0_row_32" style:family="table-row">
      <style:table-row-properties style:use-optimal-row-height="false" style:row-height="0.27in"/>
    </style:style>
    <style:style style:name="TBL_0_0_row_33" style:family="table-row">
      <style:table-row-properties style:use-optimal-row-height="false" style:row-height="0.27in"/>
    </style:style>
    <style:style style:name="TBL_0_0_row_34" style:family="table-row">
      <style:table-row-properties style:use-optimal-row-height="false" style:row-height="0.13in"/>
    </style:style>
    <style:style style:name="TBL_0_0_row_35" style:family="table-row">
      <style:table-row-properties style:use-optimal-row-height="false" style:row-height="0.13in"/>
    </style:style>
    <style:style style:name="TBL_0_0_row_36" style:family="table-row">
      <style:table-row-properties style:use-optimal-row-height="false" style:row-height="0.27in"/>
    </style:style>
    <style:style style:name="TBL_0_0_52" style:family="table">
      <style:table-properties table:align="left" style:width="1.5in"/>
    </style:style>
    <style:style style:name="TBL_0_0_52_col_0" style:family="table-column">
      <style:table-column-properties style:column-width="1.5in"/>
    </style:style>
    <style:style style:name="TBL_0_0_52_row_0" style:family="table-row">
      <style:table-row-properties style:use-optimal-row-height="false" style:row-height="0.8in"/>
    </style:style>
    <style:style style:name="G1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BL_0_0_53" style:family="table">
      <style:table-properties table:align="left" style:width="4.76in"/>
    </style:style>
    <style:style style:name="TBL_0_0_53_col_0" style:family="table-column">
      <style:table-column-properties style:column-width="1.12in"/>
    </style:style>
    <style:style style:name="TBL_0_0_53_col_1" style:family="table-column">
      <style:table-column-properties style:column-width="0.79in"/>
    </style:style>
    <style:style style:name="TBL_0_0_53_col_2" style:family="table-column">
      <style:table-column-properties style:column-width="1.73in"/>
    </style:style>
    <style:style style:name="TBL_0_0_53_col_3" style:family="table-column">
      <style:table-column-properties style:column-width="1.11in"/>
    </style:style>
    <style:style style:name="TBL_0_0_53_row_0" style:family="table-row">
      <style:table-row-properties style:use-optimal-row-height="false" style:row-height="0.27in"/>
    </style:style>
    <style:style style:name="TBL_0_0_53_row_1" style:family="table-row">
      <style:table-row-properties style:use-optimal-row-height="false" style:row-height="0.36in"/>
    </style:style>
    <style:style style:name="TBL_0_0_53_row_2" style:family="table-row">
      <style:table-row-properties style:use-optimal-row-height="false" style:row-height="0.27in"/>
    </style:style>
    <style:style style:name="TBL_0_0_row_37" style:family="table-row">
      <style:table-row-properties style:use-optimal-row-height="false" style:row-height="0.09in"/>
    </style:style>
    <style:style style:name="TBL_0_0_row_38" style:family="table-row">
      <style:table-row-properties style:use-optimal-row-height="false" style:row-height="0.26in"/>
    </style:style>
    <style:style style:name="TBL_0_0_row_39" style:family="table-row">
      <style:table-row-properties style:use-optimal-row-height="false" style:row-height="0.01in"/>
    </style:style>
    <style:style style:name="TBL_0_0_row_40" style:family="table-row">
      <style:table-row-properties style:use-optimal-row-height="false" style:row-height="0.15in"/>
    </style:style>
    <style:style style:name="TBL_0_0_row_41" style:family="table-row">
      <style:table-row-properties style:use-optimal-row-height="false" style:row-height="0.11in"/>
    </style:style>
    <style:style style:name="TBL_0_1" style:master-page-name="master_0" style:family="table">
      <style:table-properties table:align="left" style:width="8.26in" fo:break-before="page"/>
    </style:style>
    <style:style style:name="TBL_0_1_col_0" style:family="table-column">
      <style:table-column-properties style:column-width="0.27in"/>
    </style:style>
    <style:style style:name="TBL_0_1_col_1" style:family="table-column">
      <style:table-column-properties style:column-width="0.04in"/>
    </style:style>
    <style:style style:name="TBL_0_1_col_2" style:family="table-column">
      <style:table-column-properties style:column-width="1.45in"/>
    </style:style>
    <style:style style:name="TBL_0_1_col_3" style:family="table-column">
      <style:table-column-properties style:column-width="0.04in"/>
    </style:style>
    <style:style style:name="TBL_0_1_col_4" style:family="table-column">
      <style:table-column-properties style:column-width="0.59in"/>
    </style:style>
    <style:style style:name="TBL_0_1_col_5" style:family="table-column">
      <style:table-column-properties style:column-width="0.79in"/>
    </style:style>
    <style:style style:name="TBL_0_1_col_6" style:family="table-column">
      <style:table-column-properties style:column-width="0.01in"/>
    </style:style>
    <style:style style:name="TBL_0_1_col_7" style:family="table-column">
      <style:table-column-properties style:column-width="1.12in"/>
    </style:style>
    <style:style style:name="TBL_0_1_col_8" style:family="table-column">
      <style:table-column-properties style:column-width="0.25in"/>
    </style:style>
    <style:style style:name="TBL_0_1_col_9" style:family="table-column">
      <style:table-column-properties style:column-width="0.54in"/>
    </style:style>
    <style:style style:name="TBL_0_1_col_10" style:family="table-column">
      <style:table-column-properties style:column-width="0.34in"/>
    </style:style>
    <style:style style:name="TBL_0_1_col_11" style:family="table-column">
      <style:table-column-properties style:column-width="0.29in"/>
    </style:style>
    <style:style style:name="TBL_0_1_col_12" style:family="table-column">
      <style:table-column-properties style:column-width="1.09in"/>
    </style:style>
    <style:style style:name="TBL_0_1_col_13" style:family="table-column">
      <style:table-column-properties style:column-width="0.18in"/>
    </style:style>
    <style:style style:name="TBL_0_1_col_14" style:family="table-column">
      <style:table-column-properties style:column-width="0.09in"/>
    </style:style>
    <style:style style:name="TBL_0_1_col_15" style:family="table-column">
      <style:table-column-properties style:column-width="0.11in"/>
    </style:style>
    <style:style style:name="TBL_0_1_col_16" style:family="table-column">
      <style:table-column-properties style:column-width="0.23in"/>
    </style:style>
    <style:style style:name="TBL_0_1_col_17" style:family="table-column">
      <style:table-column-properties style:column-width="0.01in"/>
    </style:style>
    <style:style style:name="TBL_0_1_col_18" style:family="table-column">
      <style:table-column-properties style:column-width="0.09in"/>
    </style:style>
    <style:style style:name="TBL_0_1_col_19" style:family="table-column">
      <style:table-column-properties style:column-width="0.09in"/>
    </style:style>
    <style:style style:name="TBL_0_1_col_20" style:family="table-column">
      <style:table-column-properties style:column-width="0.27in"/>
    </style:style>
    <style:style style:name="TBL_0_1_col_21" style:family="table-column">
      <style:table-column-properties style:column-width="0.27in"/>
    </style:style>
    <style:style style:name="TBL_0_1_row_0" style:family="table-row">
      <style:table-row-properties style:use-optimal-row-height="false" style:row-height="0.8in"/>
    </style:style>
    <style:style style:name="TBL_0_1_row_1" style:family="table-row">
      <style:table-row-properties style:use-optimal-row-height="false" style:row-height="0.06in"/>
    </style:style>
    <style:style style:name="TBL_0_1_22" style:family="table">
      <style:table-properties table:align="left" style:width="1.5in"/>
    </style:style>
    <style:style style:name="TBL_0_1_22_col_0" style:family="table-column">
      <style:table-column-properties style:column-width="1.5in"/>
    </style:style>
    <style:style style:name="TBL_0_1_22_row_0" style:family="table-row">
      <style:table-row-properties style:use-optimal-row-height="false" style:row-height="1.66in"/>
    </style:style>
    <style:style style:name="TBL_0_1_23" style:family="table">
      <style:table-properties table:align="left" style:width="5.05in"/>
    </style:style>
    <style:style style:name="TBL_0_1_23_col_0" style:family="table-column">
      <style:table-column-properties style:column-width="0.59in"/>
    </style:style>
    <style:style style:name="TBL_0_1_23_col_1" style:family="table-column">
      <style:table-column-properties style:column-width="0.79in"/>
    </style:style>
    <style:style style:name="TBL_0_1_23_col_2" style:family="table-column">
      <style:table-column-properties style:column-width="1.38in"/>
    </style:style>
    <style:style style:name="TBL_0_1_23_col_3" style:family="table-column">
      <style:table-column-properties style:column-width="0.54in"/>
    </style:style>
    <style:style style:name="TBL_0_1_23_col_4" style:family="table-column">
      <style:table-column-properties style:column-width="0.34in"/>
    </style:style>
    <style:style style:name="TBL_0_1_23_col_5" style:family="table-column">
      <style:table-column-properties style:column-width="0.29in"/>
    </style:style>
    <style:style style:name="TBL_0_1_23_col_6" style:family="table-column">
      <style:table-column-properties style:column-width="1.09in"/>
    </style:style>
    <style:style style:name="TBL_0_1_23_row_0" style:family="table-row">
      <style:table-row-properties style:use-optimal-row-height="false" style:row-height="0.27in"/>
    </style:style>
    <style:style style:name="TBL_0_1_23_row_1" style:family="table-row">
      <style:table-row-properties style:use-optimal-row-height="false" style:row-height="0.27in"/>
    </style:style>
    <style:style style:name="TBL_0_1_23_row_2" style:family="table-row">
      <style:table-row-properties style:use-optimal-row-height="false" style:row-height="0.41in"/>
    </style:style>
    <style:style style:name="TBL_0_1_23_row_3" style:family="table-row">
      <style:table-row-properties style:use-optimal-row-height="false" style:row-height="0.27in"/>
    </style:style>
    <style:style style:name="TBL_0_1_23_row_4" style:family="table-row">
      <style:table-row-properties style:use-optimal-row-height="false" style:row-height="0.27in"/>
    </style:style>
    <style:style style:name="TBL_0_1_23_row_5" style:family="table-row">
      <style:table-row-properties style:use-optimal-row-height="false" style:row-height="0.27in"/>
    </style:style>
    <style:style style:name="TBL_0_1_24" style:family="table">
      <style:table-properties table:align="left" style:width="0.45in"/>
    </style:style>
    <style:style style:name="TBL_0_1_24_col_0" style:family="table-column">
      <style:table-column-properties style:column-width="0.11in"/>
    </style:style>
    <style:style style:name="TBL_0_1_24_col_1" style:family="table-column">
      <style:table-column-properties style:column-width="0.23in"/>
    </style:style>
    <style:style style:name="TBL_0_1_24_col_2" style:family="table-column">
      <style:table-column-properties style:column-width="0.01in"/>
    </style:style>
    <style:style style:name="TBL_0_1_24_col_3" style:family="table-column">
      <style:table-column-properties style:column-width="0.09in"/>
    </style:style>
    <style:style style:name="TBL_0_1_24_row_0" style:family="table-row">
      <style:table-row-properties style:use-optimal-row-height="false" style:row-height="0.11in"/>
    </style:style>
    <style:style style:name="TBL_0_1_24_row_1" style:family="table-row">
      <style:table-row-properties style:use-optimal-row-height="false" style:row-height="0.16in"/>
    </style:style>
    <style:style style:name="TBL_0_1_24_row_2" style:family="table-row">
      <style:table-row-properties style:use-optimal-row-height="false" style:row-height="0.08in"/>
    </style:style>
    <style:style style:name="TBL_0_1_24_row_3" style:family="table-row">
      <style:table-row-properties style:use-optimal-row-height="false" style:row-height="0.27in"/>
    </style:style>
    <style:style style:name="TBL_0_1_24_row_4" style:family="table-row">
      <style:table-row-properties style:use-optimal-row-height="false" style:row-height="0.06in"/>
    </style:style>
    <style:style style:name="TBL_0_1_24_row_5" style:family="table-row">
      <style:table-row-properties style:use-optimal-row-height="false" style:row-height="0.16in"/>
    </style:style>
    <style:style style:name="TBL_0_1_row_2" style:family="table-row">
      <style:table-row-properties style:use-optimal-row-height="false" style:row-height="0.04in"/>
    </style:style>
    <style:style style:name="TBL_0_1_row_3" style:family="table-row">
      <style:table-row-properties style:use-optimal-row-height="false" style:row-height="0.16in"/>
    </style:style>
    <style:style style:name="TBL_0_1_row_4" style:family="table-row">
      <style:table-row-properties style:use-optimal-row-height="false" style:row-height="0.08in"/>
    </style:style>
    <style:style style:name="TBL_0_1_row_5" style:family="table-row">
      <style:table-row-properties style:use-optimal-row-height="false" style:row-height="0.19in"/>
    </style:style>
    <style:style style:name="TBL_0_1_row_6" style:family="table-row">
      <style:table-row-properties style:use-optimal-row-height="false" style:row-height="0.08in"/>
    </style:style>
    <style:style style:name="TBL_0_1_row_7" style:family="table-row">
      <style:table-row-properties style:use-optimal-row-height="false" style:row-height="0.06in"/>
    </style:style>
    <style:style style:name="TBL_0_1_row_8" style:family="table-row">
      <style:table-row-properties style:use-optimal-row-height="false" style:row-height="0.16in"/>
    </style:style>
    <style:style style:name="TBL_0_1_row_9" style:family="table-row">
      <style:table-row-properties style:use-optimal-row-height="false" style:row-height="0.08in"/>
    </style:style>
    <style:style style:name="TBL_0_1_row_10" style:family="table-row">
      <style:table-row-properties style:use-optimal-row-height="false" style:row-height="0.01in"/>
    </style:style>
    <style:style style:name="TBL_0_1_row_11" style:family="table-row">
      <style:table-row-properties style:use-optimal-row-height="false" style:row-height="0.27in"/>
    </style:style>
    <style:style style:name="TBL_0_1_row_12" style:family="table-row">
      <style:table-row-properties style:use-optimal-row-height="false" style:row-height="0.27in"/>
    </style:style>
    <style:style style:name="TBL_0_1_row_13" style:family="table-row">
      <style:table-row-properties style:use-optimal-row-height="false" style:row-height="0.13in"/>
    </style:style>
    <style:style style:name="TBL_0_1_row_14" style:family="table-row">
      <style:table-row-properties style:use-optimal-row-height="false" style:row-height="0.13in"/>
    </style:style>
    <style:style style:name="TBL_0_1_row_15" style:family="table-row">
      <style:table-row-properties style:use-optimal-row-height="false" style:row-height="0.27in"/>
    </style:style>
    <style:style style:name="TBL_0_1_25" style:family="table">
      <style:table-properties table:align="left" style:width="1.5in"/>
    </style:style>
    <style:style style:name="TBL_0_1_25_col_0" style:family="table-column">
      <style:table-column-properties style:column-width="1.5in"/>
    </style:style>
    <style:style style:name="TBL_0_1_25_row_0" style:family="table-row">
      <style:table-row-properties style:use-optimal-row-height="false" style:row-height="0.8in"/>
    </style:style>
    <style:style style:name="G2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BL_0_1_26" style:family="table">
      <style:table-properties table:align="left" style:width="4.76in"/>
    </style:style>
    <style:style style:name="TBL_0_1_26_col_0" style:family="table-column">
      <style:table-column-properties style:column-width="1.12in"/>
    </style:style>
    <style:style style:name="TBL_0_1_26_col_1" style:family="table-column">
      <style:table-column-properties style:column-width="0.79in"/>
    </style:style>
    <style:style style:name="TBL_0_1_26_col_2" style:family="table-column">
      <style:table-column-properties style:column-width="1.73in"/>
    </style:style>
    <style:style style:name="TBL_0_1_26_col_3" style:family="table-column">
      <style:table-column-properties style:column-width="1.11in"/>
    </style:style>
    <style:style style:name="TBL_0_1_26_row_0" style:family="table-row">
      <style:table-row-properties style:use-optimal-row-height="false" style:row-height="0.27in"/>
    </style:style>
    <style:style style:name="TBL_0_1_26_row_1" style:family="table-row">
      <style:table-row-properties style:use-optimal-row-height="false" style:row-height="0.36in"/>
    </style:style>
    <style:style style:name="TBL_0_1_26_row_2" style:family="table-row">
      <style:table-row-properties style:use-optimal-row-height="false" style:row-height="0.27in"/>
    </style:style>
    <style:style style:name="TBL_0_1_row_16" style:family="table-row">
      <style:table-row-properties style:use-optimal-row-height="false" style:row-height="0.09in"/>
    </style:style>
    <style:style style:name="TBL_0_1_row_17" style:family="table-row">
      <style:table-row-properties style:use-optimal-row-height="false" style:row-height="0.26in"/>
    </style:style>
    <style:style style:name="TBL_0_1_row_18" style:family="table-row">
      <style:table-row-properties style:use-optimal-row-height="false" style:row-height="0.01in"/>
    </style:style>
    <style:style style:name="TBL_0_1_row_19" style:family="table-row">
      <style:table-row-properties style:use-optimal-row-height="false" style:row-height="0.15in"/>
    </style:style>
    <style:style style:name="TBL_0_1_row_20" style:family="table-row">
      <style:table-row-properties style:use-optimal-row-height="false" style:row-height="0.11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column table:style-name="TBL_0_0_col_11">
</table:table-column>
        <table:table-column table:style-name="TBL_0_0_col_12">
</table:table-column>
        <table:table-column table:style-name="TBL_0_0_col_13">
</table:table-column>
        <table:table-column table:style-name="TBL_0_0_col_14">
</table:table-column>
        <table:table-column table:style-name="TBL_0_0_col_15">
</table:table-column>
        <table:table-column table:style-name="TBL_0_0_col_16">
</table:table-column>
        <table:table-column table:style-name="TBL_0_0_col_17">
</table:table-column>
        <table:table-column table:style-name="TBL_0_0_col_18">
</table:table-column>
        <table:table-column table:style-name="TBL_0_0_col_19">
</table:table-column>
        <table:table-column table:style-name="TBL_0_0_col_20">
</table:table-column>
        <table:table-column table:style-name="TBL_0_0_col_21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0" table:number-columns-spanned="2" table:number-rows-spanned="14">
            <table:table is-subtable="true" table:name="TBL_0_0_44" table:style-name="TBL_0_0_44">
              <table:table-column table:style-name="TBL_0_0_44_col_0">
</table:table-column>
              <table:table-row table:style-name="TBL_0_0_44_row_0">
                <table:table-cell table:style-name="C1">
                  <text:p text:style-name="P0"><text:bookmark text:name="JR_PAGE_ANCHOR_0_1"/>
<text:span text:style-name="T0">null</text:span></text:p>
                </table:table-cell>
              </table:table-row>
            </table:table>
          </table:table-cell>
          <table:covered-table-cell/>
          <table:table-cell table:style-name="C0"/>
          <table:table-cell table:style-name="C0" table:number-columns-spanned="9" table:number-rows-spanned="14">
            <table:table is-subtable="true" table:name="TBL_0_0_45" table:style-name="TBL_0_0_45">
              <table:table-column table:style-name="TBL_0_0_45_col_0">
</table:table-column>
              <table:table-column table:style-name="TBL_0_0_45_col_1">
</table:table-column>
              <table:table-column table:style-name="TBL_0_0_45_col_2">
</table:table-column>
              <table:table-column table:style-name="TBL_0_0_45_col_3">
</table:table-column>
              <table:table-column table:style-name="TBL_0_0_45_col_4">
</table:table-column>
              <table:table-column table:style-name="TBL_0_0_45_col_5">
</table:table-column>
              <table:table-column table:style-name="TBL_0_0_45_col_6">
</table:table-column>
              <table:table-row table:style-name="TBL_0_0_45_row_0">
                <table:table-cell table:style-name="C2" table:number-columns-spanned="6">
                  <text:p text:style-name="P1"><text:span text:style-name="T1">ECUADOR CARGO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C0"/>
              </table:table-row>
              <table:table-row table:style-name="TBL_0_0_45_row_1">
                <table:table-cell table:style-name="C3" table:number-columns-spanned="6">
                  <text:p text:style-name="P1"><text:span text:style-name="T1">SYSTEM UIO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C0"/>
              </table:table-row>
              <table:table-row table:style-name="TBL_0_0_45_row_2"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</table:table-row>
              <table:table-row table:style-name="TBL_0_0_45_row_3">
                <table:table-cell table:style-name="C0"/>
                <table:table-cell table:style-name="C2">
                  <text:p text:style-name="P1"><text:span text:style-name="T1">FROM:</text:span></text:p>
                </table:table-cell>
                <table:table-cell table:style-name="C2">
                  <text:p text:style-name="P1"><text:span text:style-name="T2">null</text:span></text:p>
                </table:table-cell>
                <table:table-cell table:style-name="C0"/>
                <table:table-cell table:style-name="C2">
                  <text:p text:style-name="P1"><text:span text:style-name="T1">TO:</text:span></text:p>
                </table:table-cell>
                <table:table-cell table:style-name="C2" table:number-columns-spanned="2">
                  <text:p text:style-name="P1"><text:span text:style-name="T2">null</text:span></text:p>
                </table:table-cell>
                <table:covered-table-cell/>
              </table:table-row>
              <table:table-row table:style-name="TBL_0_0_45_row_4">
                <table:table-cell table:style-name="C0"/>
                <table:table-cell table:style-name="C2">
                  <text:p text:style-name="P1"><text:span text:style-name="T1">FARM: </text:span></text:p>
                </table:table-cell>
                <table:table-cell table:style-name="C4" table:number-columns-spanned="5">
                  <text:p text:style-name="P2"><text:span text:style-name="T2">prueba2                                                                                             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BL_0_0_45_row_5">
                <table:table-cell table:style-name="C0"/>
                <table:table-cell table:style-name="C2">
                  <text:p text:style-name="P1"><text:span text:style-name="T1">CNEE: </text:span></text:p>
                </table:table-cell>
                <table:table-cell table:style-name="C2" table:number-columns-spanned="5">
                  <text:p text:style-name="P1"><text:span text:style-name="T2">hal                                                                                                 </text:span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 table:number-columns-spanned="4" table:number-rows-spanned="14">
            <table:table is-subtable="true" table:name="TBL_0_0_46" table:style-name="TBL_0_0_46">
              <table:table-column table:style-name="TBL_0_0_46_col_0">
</table:table-column>
              <table:table-column table:style-name="TBL_0_0_46_col_1">
</table:table-column>
              <table:table-column table:style-name="TBL_0_0_46_col_2">
</table:table-column>
              <table:table-column table:style-name="TBL_0_0_46_col_3">
</table:table-column>
              <table:table-row table:style-name="TBL_0_0_46_row_0">
                <table:table-cell table:style-name="C0"/>
                <table:table-cell table:style-name="C0"/>
                <table:table-cell table:style-name="C0"/>
                <table:table-cell table:style-name="C0"/>
              </table:table-row>
              <table:table-row table:style-name="TBL_0_0_46_row_1">
                <table:table-cell table:style-name="C4" table:number-columns-spanned="4">
                  <text:p text:style-name="P2"><text:span text:style-name="T2">PACK:</text:span></text:p>
                </table:table-cell>
                <table:covered-table-cell/>
                <table:covered-table-cell/>
                <table:covered-table-cell/>
              </table:table-row>
              <table:table-row table:style-name="TBL_0_0_46_row_2">
                <table:table-cell table:style-name="C0"/>
                <table:table-cell table:style-name="C0"/>
                <table:table-cell table:style-name="C0"/>
                <table:table-cell table:style-name="C0"/>
              </table:table-row>
              <table:table-row table:style-name="TBL_0_0_46_row_3">
                <table:table-cell table:style-name="C0"/>
                <table:table-cell table:style-name="C4" table:number-columns-spanned="2">
                  <text:p text:style-name="P2"><text:span text:style-name="T3">H   </text:span></text:p>
                </table:table-cell>
                <table:covered-table-cell/>
                <table:table-cell table:style-name="C0"/>
              </table:table-row>
              <table:table-row table:style-name="TBL_0_0_46_row_4">
                <table:table-cell table:style-name="C0"/>
                <table:table-cell table:style-name="C0"/>
                <table:table-cell table:style-name="C0"/>
                <table:table-cell table:style-name="C0"/>
              </table:table-row>
              <table:table-row table:style-name="TBL_0_0_46_row_5">
                <table:table-cell table:style-name="C0"/>
                <table:table-cell table:style-name="C4">
                  <text:p text:style-name="P2"><text:span text:style-name="T2">CV</text:span></text:p>
                </table:table-cell>
                <table:table-cell table:style-name="C0"/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2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3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4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5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6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7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8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9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10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11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12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13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14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15">
          <table:table-cell table:style-name="C0"/>
          <table:table-cell table:style-name="C0"/>
          <table:table-cell table:style-name="C0" table:number-columns-spanned="2" table:number-rows-spanned="6">
            <table:table is-subtable="true" table:name="TBL_0_0_47" table:style-name="TBL_0_0_47">
              <table:table-column table:style-name="TBL_0_0_47_col_0">
</table:table-column>
              <table:table-row table:style-name="TBL_0_0_47_row_0">
                <table:table-cell table:style-name="C4">
                  <text:p><draw:frame text:anchor-type="paragraph" draw:style-name="G0" svg:x="0.0in" svg:y="0.0in" svg:width="0.94in" svg:height="0.8in"><draw:image xlink:href="Pictures/img_0_0_21" xlink:type="simple" xlink:show="embed" xlink:actuate="onLoad"/>
</draw:frame></text:p>
                </table:table-cell>
              </table:table-row>
            </table:table>
          </table:table-cell>
          <table:covered-table-cell/>
          <table:table-cell table:style-name="C0"/>
          <table:table-cell table:style-name="C2">
            <text:p text:style-name="P1"><text:span text:style-name="T1">SHIP TO: </text:span></text:p>
          </table:table-cell>
          <table:table-cell table:style-name="C0"/>
          <table:table-cell table:style-name="C0" table:number-columns-spanned="14" table:number-rows-spanned="6">
            <table:table is-subtable="true" table:name="TBL_0_0_48" table:style-name="TBL_0_0_48">
              <table:table-column table:style-name="TBL_0_0_48_col_0">
</table:table-column>
              <table:table-column table:style-name="TBL_0_0_48_col_1">
</table:table-column>
              <table:table-column table:style-name="TBL_0_0_48_col_2">
</table:table-column>
              <table:table-column table:style-name="TBL_0_0_48_col_3">
</table:table-column>
              <table:table-row table:style-name="TBL_0_0_48_row_0">
                <table:table-cell table:style-name="C2" table:number-columns-spanned="3">
                  <text:p text:style-name="P1"><text:span text:style-name="T2">kk                                                                                                  </text:span></text:p>
                </table:table-cell>
                <table:covered-table-cell/>
                <table:covered-table-cell/>
                <table:table-cell table:style-name="C0"/>
              </table:table-row>
              <table:table-row table:style-name="TBL_0_0_48_row_1">
                <table:table-cell table:style-name="C0"/>
                <table:table-cell table:style-name="C0"/>
                <table:table-cell table:style-name="C0"/>
                <table:table-cell table:style-name="C0"/>
              </table:table-row>
              <table:table-row table:style-name="TBL_0_0_48_row_2">
                <table:table-cell table:style-name="C0"/>
                <table:table-cell table:style-name="C2">
                  <text:p text:style-name="P1"><text:span text:style-name="T1">HAWB#: </text:span></text:p>
                </table:table-cell>
                <table:table-cell table:style-name="C2" table:number-columns-spanned="2">
                  <text:p text:style-name="P1"><text:span text:style-name="T2">1231</text:span></text:p>
                </table:table-cell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16"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17"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18"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19"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20"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2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2">
          <table:table-cell table:style-name="C0"/>
          <table:table-cell table:style-name="C0" table:number-columns-spanned="2" table:number-rows-spanned="14">
            <table:table is-subtable="true" table:name="TBL_0_0_49" table:style-name="TBL_0_0_49">
              <table:table-column table:style-name="TBL_0_0_49_col_0">
</table:table-column>
              <table:table-row table:style-name="TBL_0_0_49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covered-table-cell/>
          <table:table-cell table:style-name="C0"/>
          <table:table-cell table:style-name="C0" table:number-columns-spanned="9" table:number-rows-spanned="14">
            <table:table is-subtable="true" table:name="TBL_0_0_50" table:style-name="TBL_0_0_50">
              <table:table-column table:style-name="TBL_0_0_50_col_0">
</table:table-column>
              <table:table-column table:style-name="TBL_0_0_50_col_1">
</table:table-column>
              <table:table-column table:style-name="TBL_0_0_50_col_2">
</table:table-column>
              <table:table-column table:style-name="TBL_0_0_50_col_3">
</table:table-column>
              <table:table-column table:style-name="TBL_0_0_50_col_4">
</table:table-column>
              <table:table-column table:style-name="TBL_0_0_50_col_5">
</table:table-column>
              <table:table-column table:style-name="TBL_0_0_50_col_6">
</table:table-column>
              <table:table-row table:style-name="TBL_0_0_50_row_0">
                <table:table-cell table:style-name="C2" table:number-columns-spanned="6">
                  <text:p text:style-name="P1"><text:span text:style-name="T1">ECUADOR CARGO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C0"/>
              </table:table-row>
              <table:table-row table:style-name="TBL_0_0_50_row_1">
                <table:table-cell table:style-name="C3" table:number-columns-spanned="6">
                  <text:p text:style-name="P1"><text:span text:style-name="T1">SYSTEM UIO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C0"/>
              </table:table-row>
              <table:table-row table:style-name="TBL_0_0_50_row_2"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</table:table-row>
              <table:table-row table:style-name="TBL_0_0_50_row_3">
                <table:table-cell table:style-name="C0"/>
                <table:table-cell table:style-name="C2">
                  <text:p text:style-name="P1"><text:span text:style-name="T1">FROM:</text:span></text:p>
                </table:table-cell>
                <table:table-cell table:style-name="C2">
                  <text:p text:style-name="P1"><text:span text:style-name="T2">null</text:span></text:p>
                </table:table-cell>
                <table:table-cell table:style-name="C0"/>
                <table:table-cell table:style-name="C2">
                  <text:p text:style-name="P1"><text:span text:style-name="T1">TO:</text:span></text:p>
                </table:table-cell>
                <table:table-cell table:style-name="C2" table:number-columns-spanned="2">
                  <text:p text:style-name="P1"><text:span text:style-name="T2">null</text:span></text:p>
                </table:table-cell>
                <table:covered-table-cell/>
              </table:table-row>
              <table:table-row table:style-name="TBL_0_0_50_row_4">
                <table:table-cell table:style-name="C0"/>
                <table:table-cell table:style-name="C2">
                  <text:p text:style-name="P1"><text:span text:style-name="T1">FARM: </text:span></text:p>
                </table:table-cell>
                <table:table-cell table:style-name="C4" table:number-columns-spanned="5">
                  <text:p text:style-name="P2"><text:span text:style-name="T2">prueba2                                                                                             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BL_0_0_50_row_5">
                <table:table-cell table:style-name="C0"/>
                <table:table-cell table:style-name="C2">
                  <text:p text:style-name="P1"><text:span text:style-name="T1">CNEE: </text:span></text:p>
                </table:table-cell>
                <table:table-cell table:style-name="C2" table:number-columns-spanned="5">
                  <text:p text:style-name="P1"><text:span text:style-name="T2">hal                                                                                                 </text:span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 table:number-columns-spanned="4" table:number-rows-spanned="14">
            <table:table is-subtable="true" table:name="TBL_0_0_51" table:style-name="TBL_0_0_51">
              <table:table-column table:style-name="TBL_0_0_51_col_0">
</table:table-column>
              <table:table-column table:style-name="TBL_0_0_51_col_1">
</table:table-column>
              <table:table-column table:style-name="TBL_0_0_51_col_2">
</table:table-column>
              <table:table-column table:style-name="TBL_0_0_51_col_3">
</table:table-column>
              <table:table-row table:style-name="TBL_0_0_51_row_0">
                <table:table-cell table:style-name="C0"/>
                <table:table-cell table:style-name="C0"/>
                <table:table-cell table:style-name="C0"/>
                <table:table-cell table:style-name="C0"/>
              </table:table-row>
              <table:table-row table:style-name="TBL_0_0_51_row_1">
                <table:table-cell table:style-name="C4" table:number-columns-spanned="4">
                  <text:p text:style-name="P2"><text:span text:style-name="T2">PACK:</text:span></text:p>
                </table:table-cell>
                <table:covered-table-cell/>
                <table:covered-table-cell/>
                <table:covered-table-cell/>
              </table:table-row>
              <table:table-row table:style-name="TBL_0_0_51_row_2">
                <table:table-cell table:style-name="C0"/>
                <table:table-cell table:style-name="C0"/>
                <table:table-cell table:style-name="C0"/>
                <table:table-cell table:style-name="C0"/>
              </table:table-row>
              <table:table-row table:style-name="TBL_0_0_51_row_3">
                <table:table-cell table:style-name="C0"/>
                <table:table-cell table:style-name="C4" table:number-columns-spanned="2">
                  <text:p text:style-name="P2"><text:span text:style-name="T3">H   </text:span></text:p>
                </table:table-cell>
                <table:covered-table-cell/>
                <table:table-cell table:style-name="C0"/>
              </table:table-row>
              <table:table-row table:style-name="TBL_0_0_51_row_4">
                <table:table-cell table:style-name="C0"/>
                <table:table-cell table:style-name="C0"/>
                <table:table-cell table:style-name="C0"/>
                <table:table-cell table:style-name="C0"/>
              </table:table-row>
              <table:table-row table:style-name="TBL_0_0_51_row_5">
                <table:table-cell table:style-name="C0"/>
                <table:table-cell table:style-name="C4">
                  <text:p text:style-name="P2"><text:span text:style-name="T2">CV</text:span></text:p>
                </table:table-cell>
                <table:table-cell table:style-name="C0"/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23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24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25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26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27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28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29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30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31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32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33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34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35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36">
          <table:table-cell table:style-name="C0"/>
          <table:table-cell table:style-name="C0"/>
          <table:table-cell table:style-name="C0" table:number-columns-spanned="2" table:number-rows-spanned="6">
            <table:table is-subtable="true" table:name="TBL_0_0_52" table:style-name="TBL_0_0_52">
              <table:table-column table:style-name="TBL_0_0_52_col_0">
</table:table-column>
              <table:table-row table:style-name="TBL_0_0_52_row_0">
                <table:table-cell table:style-name="C4">
                  <text:p><draw:frame text:anchor-type="paragraph" draw:style-name="G1" svg:x="0.0in" svg:y="0.0in" svg:width="0.94in" svg:height="0.8in"><draw:image xlink:href="Pictures/img_0_0_43" xlink:type="simple" xlink:show="embed" xlink:actuate="onLoad"/>
</draw:frame></text:p>
                </table:table-cell>
              </table:table-row>
            </table:table>
          </table:table-cell>
          <table:covered-table-cell/>
          <table:table-cell table:style-name="C0"/>
          <table:table-cell table:style-name="C2">
            <text:p text:style-name="P1"><text:span text:style-name="T1">SHIP TO: </text:span></text:p>
          </table:table-cell>
          <table:table-cell table:style-name="C0"/>
          <table:table-cell table:style-name="C0" table:number-columns-spanned="14" table:number-rows-spanned="6">
            <table:table is-subtable="true" table:name="TBL_0_0_53" table:style-name="TBL_0_0_53">
              <table:table-column table:style-name="TBL_0_0_53_col_0">
</table:table-column>
              <table:table-column table:style-name="TBL_0_0_53_col_1">
</table:table-column>
              <table:table-column table:style-name="TBL_0_0_53_col_2">
</table:table-column>
              <table:table-column table:style-name="TBL_0_0_53_col_3">
</table:table-column>
              <table:table-row table:style-name="TBL_0_0_53_row_0">
                <table:table-cell table:style-name="C2" table:number-columns-spanned="3">
                  <text:p text:style-name="P1"><text:span text:style-name="T2">kk                                                                                                  </text:span></text:p>
                </table:table-cell>
                <table:covered-table-cell/>
                <table:covered-table-cell/>
                <table:table-cell table:style-name="C0"/>
              </table:table-row>
              <table:table-row table:style-name="TBL_0_0_53_row_1">
                <table:table-cell table:style-name="C0"/>
                <table:table-cell table:style-name="C0"/>
                <table:table-cell table:style-name="C0"/>
                <table:table-cell table:style-name="C0"/>
              </table:table-row>
              <table:table-row table:style-name="TBL_0_0_53_row_2">
                <table:table-cell table:style-name="C0"/>
                <table:table-cell table:style-name="C2">
                  <text:p text:style-name="P1"><text:span text:style-name="T1">HAWB#: </text:span></text:p>
                </table:table-cell>
                <table:table-cell table:style-name="C2" table:number-columns-spanned="2">
                  <text:p text:style-name="P1"><text:span text:style-name="T2">1231</text:span></text:p>
                </table:table-cell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37"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38"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39"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40"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41"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</table:table>
      <table:table table:name="TBL_0_1" table:style-name="TBL_0_1">
        <table:table-column table:style-name="TBL_0_1_col_0">
</table:table-column>
        <table:table-column table:style-name="TBL_0_1_col_1">
</table:table-column>
        <table:table-column table:style-name="TBL_0_1_col_2">
</table:table-column>
        <table:table-column table:style-name="TBL_0_1_col_3">
</table:table-column>
        <table:table-column table:style-name="TBL_0_1_col_4">
</table:table-column>
        <table:table-column table:style-name="TBL_0_1_col_5">
</table:table-column>
        <table:table-column table:style-name="TBL_0_1_col_6">
</table:table-column>
        <table:table-column table:style-name="TBL_0_1_col_7">
</table:table-column>
        <table:table-column table:style-name="TBL_0_1_col_8">
</table:table-column>
        <table:table-column table:style-name="TBL_0_1_col_9">
</table:table-column>
        <table:table-column table:style-name="TBL_0_1_col_10">
</table:table-column>
        <table:table-column table:style-name="TBL_0_1_col_11">
</table:table-column>
        <table:table-column table:style-name="TBL_0_1_col_12">
</table:table-column>
        <table:table-column table:style-name="TBL_0_1_col_13">
</table:table-column>
        <table:table-column table:style-name="TBL_0_1_col_14">
</table:table-column>
        <table:table-column table:style-name="TBL_0_1_col_15">
</table:table-column>
        <table:table-column table:style-name="TBL_0_1_col_16">
</table:table-column>
        <table:table-column table:style-name="TBL_0_1_col_17">
</table:table-column>
        <table:table-column table:style-name="TBL_0_1_col_18">
</table:table-column>
        <table:table-column table:style-name="TBL_0_1_col_19">
</table:table-column>
        <table:table-column table:style-name="TBL_0_1_col_20">
</table:table-column>
        <table:table-column table:style-name="TBL_0_1_col_21">
</table:table-column>
        <table:table-row table:style-name="TBL_0_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1">
          <table:table-cell table:style-name="C0"/>
          <table:table-cell table:style-name="C0" table:number-columns-spanned="2" table:number-rows-spanned="14">
            <table:table is-subtable="true" table:name="TBL_0_1_22" table:style-name="TBL_0_1_22">
              <table:table-column table:style-name="TBL_0_1_22_col_0">
</table:table-column>
              <table:table-row table:style-name="TBL_0_1_22_row_0">
                <table:table-cell table:style-name="C1">
                  <text:p text:style-name="P0"><text:bookmark text:name="JR_PAGE_ANCHOR_0_2"/>
<text:span text:style-name="T0">null</text:span></text:p>
                </table:table-cell>
              </table:table-row>
            </table:table>
          </table:table-cell>
          <table:covered-table-cell/>
          <table:table-cell table:style-name="C0"/>
          <table:table-cell table:style-name="C0" table:number-columns-spanned="9" table:number-rows-spanned="14">
            <table:table is-subtable="true" table:name="TBL_0_1_23" table:style-name="TBL_0_1_23">
              <table:table-column table:style-name="TBL_0_1_23_col_0">
</table:table-column>
              <table:table-column table:style-name="TBL_0_1_23_col_1">
</table:table-column>
              <table:table-column table:style-name="TBL_0_1_23_col_2">
</table:table-column>
              <table:table-column table:style-name="TBL_0_1_23_col_3">
</table:table-column>
              <table:table-column table:style-name="TBL_0_1_23_col_4">
</table:table-column>
              <table:table-column table:style-name="TBL_0_1_23_col_5">
</table:table-column>
              <table:table-column table:style-name="TBL_0_1_23_col_6">
</table:table-column>
              <table:table-row table:style-name="TBL_0_1_23_row_0">
                <table:table-cell table:style-name="C2" table:number-columns-spanned="6">
                  <text:p text:style-name="P1"><text:span text:style-name="T1">ECUADOR CARGO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C0"/>
              </table:table-row>
              <table:table-row table:style-name="TBL_0_1_23_row_1">
                <table:table-cell table:style-name="C3" table:number-columns-spanned="6">
                  <text:p text:style-name="P1"><text:span text:style-name="T1">SYSTEM UIO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C0"/>
              </table:table-row>
              <table:table-row table:style-name="TBL_0_1_23_row_2"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</table:table-row>
              <table:table-row table:style-name="TBL_0_1_23_row_3">
                <table:table-cell table:style-name="C0"/>
                <table:table-cell table:style-name="C2">
                  <text:p text:style-name="P1"><text:span text:style-name="T1">FROM:</text:span></text:p>
                </table:table-cell>
                <table:table-cell table:style-name="C2">
                  <text:p text:style-name="P1"><text:span text:style-name="T2">null</text:span></text:p>
                </table:table-cell>
                <table:table-cell table:style-name="C0"/>
                <table:table-cell table:style-name="C2">
                  <text:p text:style-name="P1"><text:span text:style-name="T1">TO:</text:span></text:p>
                </table:table-cell>
                <table:table-cell table:style-name="C2" table:number-columns-spanned="2">
                  <text:p text:style-name="P1"><text:span text:style-name="T2">null</text:span></text:p>
                </table:table-cell>
                <table:covered-table-cell/>
              </table:table-row>
              <table:table-row table:style-name="TBL_0_1_23_row_4">
                <table:table-cell table:style-name="C0"/>
                <table:table-cell table:style-name="C2">
                  <text:p text:style-name="P1"><text:span text:style-name="T1">FARM: </text:span></text:p>
                </table:table-cell>
                <table:table-cell table:style-name="C4" table:number-columns-spanned="5">
                  <text:p text:style-name="P2"><text:span text:style-name="T2">prueba2                                                                                             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BL_0_1_23_row_5">
                <table:table-cell table:style-name="C0"/>
                <table:table-cell table:style-name="C2">
                  <text:p text:style-name="P1"><text:span text:style-name="T1">CNEE: </text:span></text:p>
                </table:table-cell>
                <table:table-cell table:style-name="C2" table:number-columns-spanned="5">
                  <text:p text:style-name="P1"><text:span text:style-name="T2">hal                                                                                                 </text:span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 table:number-columns-spanned="4" table:number-rows-spanned="14">
            <table:table is-subtable="true" table:name="TBL_0_1_24" table:style-name="TBL_0_1_24">
              <table:table-column table:style-name="TBL_0_1_24_col_0">
</table:table-column>
              <table:table-column table:style-name="TBL_0_1_24_col_1">
</table:table-column>
              <table:table-column table:style-name="TBL_0_1_24_col_2">
</table:table-column>
              <table:table-column table:style-name="TBL_0_1_24_col_3">
</table:table-column>
              <table:table-row table:style-name="TBL_0_1_24_row_0">
                <table:table-cell table:style-name="C0"/>
                <table:table-cell table:style-name="C0"/>
                <table:table-cell table:style-name="C0"/>
                <table:table-cell table:style-name="C0"/>
              </table:table-row>
              <table:table-row table:style-name="TBL_0_1_24_row_1">
                <table:table-cell table:style-name="C4" table:number-columns-spanned="4">
                  <text:p text:style-name="P2"><text:span text:style-name="T2">PACK:</text:span></text:p>
                </table:table-cell>
                <table:covered-table-cell/>
                <table:covered-table-cell/>
                <table:covered-table-cell/>
              </table:table-row>
              <table:table-row table:style-name="TBL_0_1_24_row_2">
                <table:table-cell table:style-name="C0"/>
                <table:table-cell table:style-name="C0"/>
                <table:table-cell table:style-name="C0"/>
                <table:table-cell table:style-name="C0"/>
              </table:table-row>
              <table:table-row table:style-name="TBL_0_1_24_row_3">
                <table:table-cell table:style-name="C0"/>
                <table:table-cell table:style-name="C4" table:number-columns-spanned="2">
                  <text:p text:style-name="P2"><text:span text:style-name="T3">H   </text:span></text:p>
                </table:table-cell>
                <table:covered-table-cell/>
                <table:table-cell table:style-name="C0"/>
              </table:table-row>
              <table:table-row table:style-name="TBL_0_1_24_row_4">
                <table:table-cell table:style-name="C0"/>
                <table:table-cell table:style-name="C0"/>
                <table:table-cell table:style-name="C0"/>
                <table:table-cell table:style-name="C0"/>
              </table:table-row>
              <table:table-row table:style-name="TBL_0_1_24_row_5">
                <table:table-cell table:style-name="C0"/>
                <table:table-cell table:style-name="C4">
                  <text:p text:style-name="P2"><text:span text:style-name="T2">CV</text:span></text:p>
                </table:table-cell>
                <table:table-cell table:style-name="C0"/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1_row_2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1_row_3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1_row_4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1_row_5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1_row_6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1_row_7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1_row_8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1_row_9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1_row_10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1_row_11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1_row_12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1_row_13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1_row_14"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1_row_15">
          <table:table-cell table:style-name="C0"/>
          <table:table-cell table:style-name="C0"/>
          <table:table-cell table:style-name="C0" table:number-columns-spanned="2" table:number-rows-spanned="6">
            <table:table is-subtable="true" table:name="TBL_0_1_25" table:style-name="TBL_0_1_25">
              <table:table-column table:style-name="TBL_0_1_25_col_0">
</table:table-column>
              <table:table-row table:style-name="TBL_0_1_25_row_0">
                <table:table-cell table:style-name="C4">
                  <text:p><draw:frame text:anchor-type="paragraph" draw:style-name="G2" svg:x="0.0in" svg:y="0.0in" svg:width="0.94in" svg:height="0.8in"><draw:image xlink:href="Pictures/img_0_1_21" xlink:type="simple" xlink:show="embed" xlink:actuate="onLoad"/>
</draw:frame></text:p>
                </table:table-cell>
              </table:table-row>
            </table:table>
          </table:table-cell>
          <table:covered-table-cell/>
          <table:table-cell table:style-name="C0"/>
          <table:table-cell table:style-name="C2">
            <text:p text:style-name="P1"><text:span text:style-name="T1">SHIP TO: </text:span></text:p>
          </table:table-cell>
          <table:table-cell table:style-name="C0"/>
          <table:table-cell table:style-name="C0" table:number-columns-spanned="14" table:number-rows-spanned="6">
            <table:table is-subtable="true" table:name="TBL_0_1_26" table:style-name="TBL_0_1_26">
              <table:table-column table:style-name="TBL_0_1_26_col_0">
</table:table-column>
              <table:table-column table:style-name="TBL_0_1_26_col_1">
</table:table-column>
              <table:table-column table:style-name="TBL_0_1_26_col_2">
</table:table-column>
              <table:table-column table:style-name="TBL_0_1_26_col_3">
</table:table-column>
              <table:table-row table:style-name="TBL_0_1_26_row_0">
                <table:table-cell table:style-name="C2" table:number-columns-spanned="3">
                  <text:p text:style-name="P1"><text:span text:style-name="T2">kk                                                                                                  </text:span></text:p>
                </table:table-cell>
                <table:covered-table-cell/>
                <table:covered-table-cell/>
                <table:table-cell table:style-name="C0"/>
              </table:table-row>
              <table:table-row table:style-name="TBL_0_1_26_row_1">
                <table:table-cell table:style-name="C0"/>
                <table:table-cell table:style-name="C0"/>
                <table:table-cell table:style-name="C0"/>
                <table:table-cell table:style-name="C0"/>
              </table:table-row>
              <table:table-row table:style-name="TBL_0_1_26_row_2">
                <table:table-cell table:style-name="C0"/>
                <table:table-cell table:style-name="C2">
                  <text:p text:style-name="P1"><text:span text:style-name="T1">HAWB#: </text:span></text:p>
                </table:table-cell>
                <table:table-cell table:style-name="C2" table:number-columns-spanned="2">
                  <text:p text:style-name="P1"><text:span text:style-name="T2">1231</text:span></text:p>
                </table:table-cell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_row_16"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_row_17"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_row_18"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_row_19"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_row_20"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